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002" officeooo:paragraph-rsid="001dd002"/>
    </style:style>
    <style:style style:name="P2" style:family="paragraph" style:parent-style-name="Standard" style:list-style-name="L1">
      <style:text-properties officeooo:rsid="001dd002" officeooo:paragraph-rsid="001dd002"/>
    </style:style>
    <style:style style:name="P3" style:family="paragraph" style:parent-style-name="Standard" style:list-style-name="L1">
      <style:text-properties officeooo:rsid="001dd002" officeooo:paragraph-rsid="001eae26"/>
    </style:style>
    <style:style style:name="P4" style:family="paragraph" style:parent-style-name="Standard" style:list-style-name="L1">
      <style:text-properties officeooo:rsid="001dd002" officeooo:paragraph-rsid="002139af"/>
    </style:style>
    <style:style style:name="P5" style:family="paragraph" style:parent-style-name="Standard" style:list-style-name="L2">
      <style:text-properties officeooo:rsid="001dd002" officeooo:paragraph-rsid="001dd002"/>
    </style:style>
    <style:style style:name="P6" style:family="paragraph" style:parent-style-name="Standard" style:list-style-name="L3">
      <style:text-properties officeooo:rsid="001dd002" officeooo:paragraph-rsid="001dd002"/>
    </style:style>
    <style:style style:name="P7" style:family="paragraph" style:parent-style-name="Standard" style:list-style-name="L1">
      <style:text-properties officeooo:paragraph-rsid="002139af"/>
    </style:style>
    <style:style style:name="P8" style:family="paragraph" style:parent-style-name="Standard" style:list-style-name="L2">
      <style:text-properties officeooo:rsid="001df0a3" officeooo:paragraph-rsid="001df0a3"/>
    </style:style>
    <style:style style:name="P9" style:family="paragraph" style:parent-style-name="Standard" style:list-style-name="L1">
      <style:text-properties officeooo:rsid="001df0a3" officeooo:paragraph-rsid="001df0a3"/>
    </style:style>
    <style:style style:name="P10" style:family="paragraph" style:parent-style-name="Standard" style:list-style-name="L1">
      <style:text-properties officeooo:rsid="001eae26" officeooo:paragraph-rsid="001eae26"/>
    </style:style>
    <style:style style:name="P11" style:family="paragraph" style:parent-style-name="Standard" style:list-style-name="L1">
      <style:text-properties officeooo:rsid="001f592e" officeooo:paragraph-rsid="001f592e"/>
    </style:style>
    <style:style style:name="P12" style:family="paragraph" style:parent-style-name="Standard" style:list-style-name="L2">
      <style:text-properties officeooo:rsid="001f592e" officeooo:paragraph-rsid="001f592e"/>
    </style:style>
    <style:style style:name="P13" style:family="paragraph" style:parent-style-name="Standard">
      <style:text-properties officeooo:rsid="001f592e" officeooo:paragraph-rsid="001f592e"/>
    </style:style>
    <style:style style:name="P14" style:family="paragraph" style:parent-style-name="Standard" style:list-style-name="L4">
      <style:text-properties officeooo:rsid="001f592e" officeooo:paragraph-rsid="001f592e"/>
    </style:style>
    <style:style style:name="P15" style:family="paragraph" style:parent-style-name="Standard" style:list-style-name="L4">
      <style:text-properties officeooo:rsid="001f592e" officeooo:paragraph-rsid="002139af"/>
    </style:style>
    <style:style style:name="P16" style:family="paragraph" style:parent-style-name="Standard" style:list-style-name="L2">
      <style:text-properties officeooo:rsid="002139af" officeooo:paragraph-rsid="002139af"/>
    </style:style>
    <style:style style:name="P17" style:family="paragraph" style:parent-style-name="Standard" style:list-style-name="L4">
      <style:text-properties officeooo:rsid="002139af" officeooo:paragraph-rsid="002139af"/>
    </style:style>
    <style:style style:name="P18" style:family="paragraph" style:parent-style-name="Standard" style:list-style-name="L1">
      <style:text-properties officeooo:rsid="002139af" officeooo:paragraph-rsid="002139af"/>
    </style:style>
    <style:style style:name="P19" style:family="paragraph" style:parent-style-name="Standard">
      <style:text-properties officeooo:rsid="0022caa0" officeooo:paragraph-rsid="0022caa0"/>
    </style:style>
    <style:style style:name="P20" style:family="paragraph" style:parent-style-name="Standard" style:list-style-name="L5">
      <style:text-properties officeooo:rsid="0022caa0" officeooo:paragraph-rsid="0022caa0"/>
    </style:style>
    <style:style style:name="P21" style:family="paragraph" style:parent-style-name="Standard" style:list-style-name="L6">
      <style:text-properties officeooo:rsid="0022caa0" officeooo:paragraph-rsid="0022caa0"/>
    </style:style>
    <style:style style:name="P22" style:family="paragraph" style:parent-style-name="Standard" style:list-style-name="L5">
      <style:text-properties officeooo:paragraph-rsid="0022caa0"/>
    </style:style>
    <style:style style:name="T1" style:family="text">
      <style:text-properties officeooo:rsid="001dd002"/>
    </style:style>
    <style:style style:name="T2" style:family="text">
      <style:text-properties officeooo:rsid="001eae26"/>
    </style:style>
    <style:style style:name="T3" style:family="text">
      <style:text-properties officeooo:rsid="001f592e"/>
    </style:style>
    <style:style style:name="T4" style:family="text">
      <style:text-properties officeooo:rsid="002139af"/>
    </style:style>
    <style:style style:name="T5" style:family="text">
      <style:text-properties officeooo:rsid="00227c8f"/>
    </style:style>
    <style:style style:name="T6" style:family="text">
      <style:text-properties officeooo:rsid="0022ca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CHICA </text:span>top<text:span text:style-name="T1"> level description</text:span></text:p>
      <text:p text:style-name="P1"/>
      <text:h text:style-name="Heading_20_1" text:outline-level="1">Current workflow</text:h>
      <text:p text:style-name="P19">DESCRIPTION:</text:p>
      <text:list xml:id="list2726894988" text:style-name="L5">
        <text:list-item>
          <text:p text:style-name="P22"><text:span text:style-name="T6">Calculates optimal arrangement and sections for the pipes inside each heat sink</text:span></text:p>
        </text:list-item>
        <text:list-item>
          <text:p text:style-name="P20">Simulates one pipe for a given q(s), inlet conditions (T0,P0,etc), and </text:p>
        </text:list-item>
      </text:list>
      <text:p text:style-name="P19">ASSUMPTIONS:</text:p>
      <text:list xml:id="list3439826107" text:style-name="L6">
        <text:list-item>
          <text:p text:style-name="P21">All plates are equal</text:p>
        </text:list-item>
        <text:list-item>
          <text:p text:style-name="P21">All pipes with same heat flux density function, q(s)</text:p>
        </text:list-item>
        <text:list-item>
          <text:p text:style-name="P21">All pipes for each bank have equal cross-section</text:p>
        </text:list-item>
        <text:list-item>
          <text:p text:style-name="P21">All pipes have same length</text:p>
        </text:list-item>
        <text:list-item>
          <text:p text:style-name="P21">One simulated pipe represents all the pipes within its bank</text:p>
        </text:list-item>
        <text:list-item>
          <text:p text:style-name="P21">All simulation is steady-state (i.e. coolant has gone through a constant distribution along the pipe)</text:p>
        </text:list-item>
      </text:list>
      <text:p text:style-name="P1"/>
      <text:p text:style-name="P1">INPUTS</text:p>
      <text:list xml:id="list290644145" text:style-name="L1">
        <text:list-item>
          <text:p text:style-name="P10">Input files:</text:p>
          <text:list>
            <text:list-item>
              <text:p text:style-name="P11">Heat flux density poloidal distribution to heat sink, q(s)</text:p>
            </text:list-item>
            <text:list-item>
              <text:p text:style-name="P11">Heat sink 2D cross section (x-z)</text:p>
            </text:list-item>
          </text:list>
        </text:list-item>
        <text:list-item>
          <text:p text:style-name="P7"><text:span text:style-name="T4">Machine parameters:</text:span></text:p>
          <text:list>
            <text:list-item>
              <text:p text:style-name="P7"><text:span text:style-name="T1">Input number of plates</text:span></text:p>
            </text:list-item>
            <text:list-item>
              <text:p text:style-name="P18">Number of pipes (initial design value which may change with optimization)</text:p>
            </text:list-item>
            <text:list-item>
              <text:p text:style-name="P4">Input power density at divertor surface (assumes axis-symmetric for all plates)</text:p>
            </text:list-item>
          </text:list>
        </text:list-item>
        <text:list-item>
          <text:p text:style-name="P7"><text:span text:style-name="T1">Define cooling properties:</text:span></text:p>
          <text:list>
            <text:list-item>
              <text:p text:style-name="P10">Parameters for sensitivity analysis:</text:p>
              <text:list>
                <text:list-item>
                  <text:p text:style-name="P2">Mass flow</text:p>
                </text:list-item>
                <text:list-item>
                  <text:p text:style-name="P2">Channel velocity</text:p>
                </text:list-item>
              </text:list>
            </text:list-item>
            <text:list-item>
              <text:p text:style-name="P3"><text:span text:style-name="T2">Fixed parameters:</text:span></text:p>
              <text:list>
                <text:list-item>
                  <text:p text:style-name="P3"><text:span text:style-name="T2">Input temperature</text:span></text:p>
                </text:list-item>
                <text:list-item>
                  <text:p text:style-name="P3"><text:span text:style-name="T2">Input pressure</text:span>...</text:p>
                </text:list-item>
              </text:list>
            </text:list-item>
          </text:list>
        </text:list-item>
        <text:list-item>
          <text:p text:style-name="P9">Channel geometry:</text:p>
          <text:list>
            <text:list-item>
              <text:p text:style-name="P10">Type</text:p>
            </text:list-item>
            <text:list-item>
              <text:p text:style-name="P10">Minimum material:</text:p>
              <text:list>
                <text:list-item>
                  <text:p text:style-name="P10">from Plasma-facing surface to channels</text:p>
                </text:list-item>
                <text:list-item>
                  <text:p text:style-name="P10">Between channels <text:span text:style-name="T3">(minimum required, may be larger)</text:span></text:p>
                </text:list-item>
              </text:list>
            </text:list-item>
            <text:list-item>
              <text:p text:style-name="P10">Aspect ratio</text:p>
            </text:list-item>
          </text:list>
        </text:list-item>
      </text:list>
      <text:p text:style-name="P1"/>
      <text:p text:style-name="P13">CALCULATED (Shared) PARAMETERS:</text:p>
      <text:list xml:id="list1449729508" text:style-name="L4">
        <text:list-item>
          <text:p text:style-name="P14">input_rho – initial density</text:p>
        </text:list-item>
        <text:list-item>
          <text:p text:style-name="P14">Plate geometry (to <text:span text:style-name="T4">create or </text:span>move):</text:p>
          <text:list>
            <text:list-item>
              <text:p text:style-name="P17">Number</text:p>
            </text:list-item>
            <text:list-item>
              <text:p text:style-name="P15"><text:span text:style-name="T4">Angle of the panel. It will be used for initializing:</text:span></text:p>
              <text:list>
                <text:list-header>
                  <text:p text:style-name="P15">thetap = 2*pi/n - (1*pi/180) # angle of the panel</text:p>
                </text:list-header>
              </text:list>
            </text:list-item>
          </text:list>
        </text:list-item>
      </text:list>
      <text:p text:style-name="P1"/>
      <text:p text:style-name="P1">OUTPUTS:</text:p>
      <text:list xml:id="list64147699" text:style-name="L2">
        <text:list-item>
          <text:p text:style-name="P5">Channel geometry for Freecad:</text:p>
          <text:list>
            <text:list-item>
              <text:p text:style-name="P8">→ coolant_geometry.asc – <text:span text:style-name="T2">section of one pipe</text:span></text:p>
            </text:list-item>
            <text:list-item>
              <text:p text:style-name="P12">n → number of pipes <text:span text:style-name="T5">per panel</text:span></text:p>
            </text:list-item>
            <text:list-item>
              <text:p text:style-name="P12"><text:soft-page-break/>m→ number of rows <text:span text:style-name="T5">in a panel</text:span></text:p>
            </text:list-item>
            <text:list-item>
              <text:p text:style-name="P12">nmin → minimum material thickness</text:p>
            </text:list-item>
            <text:list-item>
              <text:p text:style-name="P16">thetap → angle of the pipe array within the panel</text:p>
            </text:list-item>
          </text:list>
        </text:list-item>
        <text:list-item>
          <text:p text:style-name="P5">Coolant results:</text:p>
          <text:list>
            <text:list-item>
              <text:p text:style-name="P5">Temperature profile <text:span text:style-name="T5">T(</text:span>s<text:span text:style-name="T5">)</text:span></text:p>
            </text:list-item>
            <text:list-item>
              <text:p text:style-name="P5">HTC</text:p>
            </text:list-item>
            <text:list-item>
              <text:p text:style-name="P5">etc.</text:p>
            </text:list-item>
          </text:list>
        </text:list-item>
      </text:list>
      <text:p text:style-name="P1"/>
      <text:p text:style-name="P1">BLOCKS:</text:p>
      <text:list xml:id="list1360803175" text:style-name="L3">
        <text:list-item>
          <text:p text:style-name="P6">chica.py – Main procedure</text:p>
          <text:list>
            <text:list-item>
              <text:p text:style-name="P6">setup.initial_setup(…) – Populates lists and arrays <text:span text:style-name="T5">needed for optimizing plate cooling pipes</text:span></text:p>
              <text:list>
                <text:list-item>
                  <text:p text:style-name="P6">coolant_geometry.discrete_pipes_poloidal_flow(…) – Dimensioning of channels</text:p>
                </text:list-item>
                <text:list-item>
                  <text:p text:style-name="P6">non_dimensional.nusselt(…) – </text:p>
                </text:list-item>
              </text:list>
            </text:list-item>
            <text:list-item>
              <text:p text:style-name="P6">solver.initial(...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4T09:14:01.188906472</meta:creation-date>
    <dc:date>2020-05-14T13:34:49.789330627</dc:date>
    <meta:editing-duration>PT3H19M45S</meta:editing-duration>
    <meta:editing-cycles>2</meta:editing-cycles>
    <meta:generator>LibreOffice/6.4.3.2$Linux_X86_64 LibreOffice_project/85aa6f776c6af63185291a519637a4f7af4e8a3b</meta:generator>
    <meta:document-statistic meta:table-count="0" meta:image-count="0" meta:object-count="0" meta:page-count="2" meta:paragraph-count="56" meta:word-count="312" meta:character-count="1910" meta:non-whitespace-character-count="1693"/>
  </office:meta>
</office:document-meta>
</file>